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83600001B779C320413.svm"/>
  <manifest:file-entry manifest:media-type="image/png" manifest:full-path="Pictures/10000201000000C8000000C8EFC2CD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="none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none"/>
    </style:style>
    <style:style style:name="Table1.C2" style:family="table-cell">
      <style:table-cell-properties fo:padding="0.097cm" fo:border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672cm" style:rel-column-width="10302*"/>
    </style:style>
    <style:style style:name="Tabella2.B" style:family="table-column">
      <style:table-column-properties style:column-width="14.326cm" style:rel-column-width="5523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2.672cm" style:rel-column-width="10302*"/>
    </style:style>
    <style:style style:name="Tabella6.B" style:family="table-column">
      <style:table-column-properties style:column-width="14.326cm" style:rel-column-width="5523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7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1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2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margin-left="0cm" fo:margin-right="0.3cm" fo:text-indent="0cm" style:auto-text-indent="false"/>
    </style:style>
    <style:style style:name="P27" style:family="paragraph" style:parent-style-name="Standard" style:list-style-name="L2"/>
    <style:style style:name="P28" style:family="paragraph" style:parent-style-name="Standard" style:list-style-name="L3"/>
    <style:style style:name="P29" style:family="paragraph" style:parent-style-name="Standard" style:list-style-name="L4"/>
    <style:style style:name="P30" style:family="paragraph" style:parent-style-name="Standard" style:list-style-name="L5"/>
    <style:style style:name="P31" style:family="paragraph" style:parent-style-name="Comando_20_di_20_terminale" style:list-style-name="L6"/>
    <style:style style:name="P32" style:family="paragraph" style:parent-style-name="Text_20_body" style:list-style-name="L1">
      <style:text-properties fo:font-weight="bold" style:font-weight-asian="bold" style:font-weight-complex="bold"/>
    </style:style>
    <style:style style:name="P33" style:family="paragraph" style:parent-style-name="Text_20_body" style:list-style-name="L7">
      <style:text-properties fo:font-weight="normal" style:font-weight-asian="normal" style:font-weight-complex="normal"/>
    </style:style>
    <style:style style:name="P34" style:family="paragraph" style:parent-style-name="Text_20_body">
      <style:text-properties fo:background-color="#ffff00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fo:font-weight="bold" style:font-weight-asian="bold" style:font-weight-complex="bold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fo:font-weight="bold" style:font-weight-asian="bold" style:font-weight-complex="bold"/>
    </style:style>
    <style:style style:name="P4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ff0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Relazione finale</text:p>
          </table:table-cell>
          <table:table-cell table:style-name="Tabella4.B1" office:value-type="date" office:date-value="2009-03-25">
            <text:p text:style-name="P9">25/03/09</text:p>
          </table:table-cell>
        </table:table-row>
        <table:table-row>
          <table:table-cell table:style-name="Tabella4.A2" office:value-type="string">
            <text:p text:style-name="P8">Documento formale – esterno – v1.0</text:p>
          </table:table-cell>
          <table:table-cell table:style-name="Tabella4.B2" office:value-type="string">
            <text:p text:style-name="P9">relazione.pdf</text:p>
          </table:table-cell>
        </table:table-row>
      </table:table>
      <text:p text:style-name="P13"/>
      <text:p text:style-name="P13"/>
      <text:p text:style-name="P14">Redazione:</text:p>
      <text:p text:style-name="P15"><text:tab/><text:tab/><text:tab/>Daniele Bonaldo,</text:p>
      <text:p text:style-name="P15"><text:tab/><text:tab/><text:tab/>Alberto Zatton</text:p>
      <text:p text:style-name="P16"/>
      <text:p text:style-name="P16">Revision<text:span text:style-name="T1">e:<text:tab/></text:span></text:p>
      <text:p text:style-name="P19"><text:tab/><text:tab/><text:tab/>Daniele Bonaldo,</text:p>
      <text:p text:style-name="P19"><text:tab/><text:tab/><text:tab/>Alberto Zatton</text:p>
      <text:p text:style-name="P18"/>
      <text:p text:style-name="P20"/>
      <text:p text:style-name="P18"/>
      <text:p text:style-name="P16">Lista di distribuzione:</text:p>
      <text:p text:style-name="P15"><text:tab/><text:tab/><text:tab/><text:tab/><text:tab/><text:tab/>Prof. Vardanega Tullio,</text:p>
      <text:p text:style-name="P15"><text:tab/><text:tab/><text:tab/><text:tab/><text:tab/><text:tab/><text:span text:style-name="T1">Daniele Bonaldo,</text:span></text:p>
      <text:p text:style-name="P19"><text:tab/><text:tab/><text:tab/><text:tab/><text:tab/><text:tab/>Alberto Zatton</text:p>
      <text:p text:style-name="P15"/>
      <text:p text:style-name="P15"/>
      <text:p text:style-name="P15"/>
      <text:p text:style-name="P15"/>
      <text:p text:style-name="P15"/>
      <text:p text:style-name="P15"/>
      <text:p text:style-name="P17">Registro delle modifiche: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Versione</text:p>
          </table:table-cell>
          <table:table-cell table:style-name="Table1.B1" office:value-type="string">
            <text:p text:style-name="P21">Data</text:p>
          </table:table-cell>
          <table:table-cell table:style-name="Table1.A1" office:value-type="string">
            <text:p text:style-name="P10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2">0.1</text:p>
          </table:table-cell>
          <table:table-cell table:style-name="Table1.B2" office:value-type="date" office:date-value="2009-06-09">
            <text:p text:style-name="P22">09/06/2009</text:p>
          </table:table-cell>
          <table:table-cell table:style-name="Table1.C2" office:value-type="string">
            <text:p text:style-name="Table_20_Contents">Prima stesura</text:p>
          </table:table-cell>
        </table:table-row>
      </table:table>
      <text:p text:style-name="P26"/>
      <text:p text:style-name="P26"/>
      <text:p text:style-name="P26"/>
      <text:p text:style-name="P26"/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35"><text:a xlink:type="simple" xlink:href="#1.Introduzione|outline" text:style-name="Page_20_Number" text:visited-style-name="Page_20_Number">1 <text:s text:c="2"/>Introduzione<text:tab/>3</text:a></text:p>
          <text:p text:style-name="P36"><text:a xlink:type="simple" xlink:href="#1.1.Scopo del documento|outline" text:style-name="Page_20_Number" text:visited-style-name="Page_20_Number">1.1 <text:s text:c="2"/>Scopo del documento<text:tab/>3</text:a></text:p>
          <text:p text:style-name="P36"><text:a xlink:type="simple" xlink:href="#1.2.Struttura del documento|outline" text:style-name="Page_20_Number" text:visited-style-name="Page_20_Number">1.2 <text:s text:c="2"/>Struttura del documento<text:tab/>3</text:a></text:p>
          <text:p text:style-name="P36"><text:a xlink:type="simple" xlink:href="#1.3.Scopo del prodotto|outline" text:style-name="Page_20_Number" text:visited-style-name="Page_20_Number">1.3 <text:s text:c="2"/>Scopo del prodotto<text:tab/>3</text:a></text:p>
          <text:p text:style-name="P35"><text:a xlink:type="simple" xlink:href="#2.Analisi|outline" text:style-name="Page_20_Number" text:visited-style-name="Page_20_Number">2 <text:s text:c="2"/>Analisi<text:tab/>4</text:a></text:p>
          <text:p text:style-name="P36"><text:a xlink:type="simple" xlink:href="#2.1.Requisiti|outline" text:style-name="Page_20_Number" text:visited-style-name="Page_20_Number">2.1 <text:s text:c="2"/>Requisiti<text:tab/>4</text:a></text:p>
          <text:p text:style-name="P35"><text:a xlink:type="simple" xlink:href="#3.Architettura|outline" text:style-name="Page_20_Number" text:visited-style-name="Page_20_Number">3 <text:s text:c="2"/>Architettura<text:tab/>5</text:a></text:p>
          <text:p text:style-name="P36"><text:a xlink:type="simple" xlink:href="#3.1.Entità coinvolte|outline" text:style-name="Page_20_Number" text:visited-style-name="Page_20_Number">3.1 <text:s text:c="2"/>Entità coinvolte<text:tab/>5</text:a></text:p>
          <text:p text:style-name="P36"><text:a xlink:type="simple" xlink:href="#3.2.Sequenza di esecuzione|outline" text:style-name="Page_20_Number" text:visited-style-name="Page_20_Number">3.2 <text:s text:c="2"/>Sequenza di esecuzione<text:tab/>5</text:a></text:p>
          <text:p text:style-name="P40"><text:a xlink:type="simple" xlink:href="#3.2.1.Log_viewer|outline" text:style-name="Page_20_Number" text:visited-style-name="Page_20_Number">3.2.1 <text:s text:c="2"/>Log_viewer<text:tab/>5</text:a></text:p>
          <text:p text:style-name="P40"><text:a xlink:type="simple" xlink:href="#3.2.2.Driver|outline" text:style-name="Page_20_Number" text:visited-style-name="Page_20_Number">3.2.2 <text:s text:c="2"/>Driver<text:tab/>6</text:a></text:p>
          <text:p text:style-name="P40"><text:a xlink:type="simple" xlink:href="#3.2.3.Circuit|outline" text:style-name="Page_20_Number" text:visited-style-name="Page_20_Number">3.2.3 <text:s text:c="2"/>Circuit<text:tab/>7</text:a></text:p>
          <text:p text:style-name="P40"><text:a xlink:type="simple" xlink:href="#3.2.4.Startup|outline" text:style-name="Page_20_Number" text:visited-style-name="Page_20_Number">3.2.4 <text:s text:c="2"/>Startup<text:tab/>7</text:a></text:p>
          <text:p text:style-name="P35"><text:a xlink:type="simple" xlink:href="#4.Sviluppo della concorrenza|outline" text:style-name="Page_20_Number" text:visited-style-name="Page_20_Number">4 <text:s text:c="2"/>Sviluppo della concorrenza<text:tab/>8</text:a></text:p>
          <text:p text:style-name="P35"><text:a xlink:type="simple" xlink:href="#5.Sviluppo della distribuzione|outline" text:style-name="Page_20_Number" text:visited-style-name="Page_20_Number">5 <text:s text:c="2"/>Sviluppo della distribuzione<text:tab/>8</text:a></text:p>
          <text:p text:style-name="P36"><text:a xlink:type="simple" xlink:href="#5.1.Nodi individuati|outline" text:style-name="Page_20_Number" text:visited-style-name="Page_20_Number">5.1 <text:s text:c="2"/>Nodi individuati<text:tab/>8</text:a></text:p>
          <text:p text:style-name="P36"><text:a xlink:type="simple" xlink:href="#5.2.Localizzazione dei nodi|outline" text:style-name="Page_20_Number" text:visited-style-name="Page_20_Number">5.2 <text:s text:c="2"/>Localizzazione dei nodi<text:tab/>8</text:a></text:p>
          <text:p text:style-name="P36"><text:a xlink:type="simple" xlink:href="#5.3.Oggetti e servizi condivisi|outline" text:style-name="Page_20_Number" text:visited-style-name="Page_20_Number">5.3 <text:s text:c="2"/>Oggetti e servizi condivisi<text:tab/>8</text:a></text:p>
          <text:p text:style-name="P36"><text:a xlink:type="simple" xlink:href="#5.4.Tecnologie utilizzate|outline" text:style-name="Page_20_Number" text:visited-style-name="Page_20_Number">5.4 <text:s text:c="2"/>Tecnologie utilizzate<text:tab/>8</text:a></text:p>
          <text:p text:style-name="P36"><text:a xlink:type="simple" xlink:href="#5.5.Verifiche di correttezza|outline" text:style-name="Page_20_Number" text:visited-style-name="Page_20_Number">5.5 <text:s text:c="2"/>Verifiche di correttezza<text:tab/>8</text:a></text:p>
          <text:p text:style-name="P40"><text:a xlink:type="simple" xlink:href="#5.5.1.Comportamento in caso di caduta di un nodo Driver|outline" text:style-name="Page_20_Number" text:visited-style-name="Page_20_Number">5.5.1 <text:s text:c="2"/>Comportamento in caso di caduta di un nodo Driver<text:tab/>8</text:a></text:p>
          <text:p text:style-name="P40"><text:a xlink:type="simple" xlink:href="#5.5.2.Comportamento in caso di caduta del nodo Race|outline" text:style-name="Page_20_Number" text:visited-style-name="Page_20_Number">5.5.2 <text:s text:c="2"/>Comportamento in caso di caduta del nodo Race<text:tab/>8</text:a></text:p>
          <text:p text:style-name="P40"><text:a xlink:type="simple" xlink:href="#5.5.3.Comportamento in caso di caduta del nodo Circuit|outline" text:style-name="Page_20_Number" text:visited-style-name="Page_20_Number">5.5.3 <text:s text:c="2"/>Comportamento in caso di caduta del nodo Circuit<text:tab/>8</text:a></text:p>
          <text:p text:style-name="P40"><text:a xlink:type="simple" xlink:href="#5.5.4.Comportamento in caso di caduta del nodo Logger|outline" text:style-name="Page_20_Number" text:visited-style-name="Page_20_Number">5.5.4 <text:s text:c="2"/>Comportamento in caso di caduta del nodo Logger<text:tab/>8</text:a></text:p>
          <text:p text:style-name="P35"><text:a xlink:type="simple" xlink:href="#6.Compilazione ed esecuzione|outline" text:style-name="Page_20_Number" text:visited-style-name="Page_20_Number">6 <text:s text:c="2"/>Compilazione ed esecuzione<text:tab/>8</text:a></text:p>
          <text:p text:style-name="P36"><text:a xlink:type="simple" xlink:href="#6.1.Compilazione|outline" text:style-name="Page_20_Number" text:visited-style-name="Page_20_Number">6.1 <text:s text:c="2"/>Compilazione<text:tab/>8</text:a></text:p>
          <text:p text:style-name="P36"><text:a xlink:type="simple" xlink:href="#6.2.Files di configurazione|outline" text:style-name="Page_20_Number" text:visited-style-name="Page_20_Number">6.2 <text:s text:c="2"/>Files di configurazione<text:tab/>9</text:a></text:p>
          <text:p text:style-name="P36"><text:a xlink:type="simple" xlink:href="#6.3.Esecuzione|outline" text:style-name="Page_20_Number" text:visited-style-name="Page_20_Number">6.3 <text:s text:c="2"/>Esecuzione<text:tab/>9</text:a></text:p>
          <text:p text:style-name="P40"><text:a xlink:type="simple" xlink:href="#6.3.1.Avvio del progetto|outline" text:style-name="Page_20_Number" text:visited-style-name="Page_20_Number">6.3.1 <text:s text:c="2"/>Avvio del progetto<text:tab/>9</text:a></text:p>
          <text:p text:style-name="P35"><text:a xlink:type="simple" xlink:href="#7.Conclusioni|outline" text:style-name="Page_20_Number" text:visited-style-name="Page_20_Number">7 <text:s text:c="2"/>Conclusioni<text:tab/>10</text:a></text:p>
          <text:p text:style-name="P36"><text:a xlink:type="simple" xlink:href="#7.1.Linguaggi di programmazione utilizzati|outline" text:style-name="Page_20_Number" text:visited-style-name="Page_20_Number">7.1 <text:s text:c="2"/>Linguaggi di programmazione utilizzati<text:tab/>10</text:a></text:p>
          <text:p text:style-name="P36"><text:a xlink:type="simple" xlink:href="#7.2.Scelte alternative a quelle effettuate|outline" text:style-name="Page_20_Number" text:visited-style-name="Page_20_Number">7.2 <text:s text:c="2"/>Scelte alternative a quelle effettuate<text:tab/>10</text:a></text:p>
          <text:p text:style-name="P36"><text:a xlink:type="simple" xlink:href="#7.3.Possibili sviluppi futuri|outline" text:style-name="Page_20_Number" text:visited-style-name="Page_20_Number">7.3 <text:s text:c="2"/>Possibili sviluppi futuri<text:tab/>10</text:a></text:p>
        </text:index-body>
      </text:table-of-content>
      <text:p text:style-name="P23"/>
      <text:h text:style-name="P38" text:outline-level="1">Introduzione</text:h>
      <text:h text:style-name="Heading_20_2" text:outline-level="2">Scopo del documento</text:h>
      <text:p text:style-name="Text_20_body">Questo documento ha la funzione di relazione finale per il progetto di Sistemi Correnti e Distribuiti realizzato dagli studenti Bonaldo Daniele e Zatton Alberto nell'anno accademico 2008/09. </text:p>
      <text:p text:style-name="Text_20_body">Il documento ha la finalità di illustrare l'analisi svolta e le scelte fatte in termini di progettazione e realizzazione del progetto.</text:p>
      <text:p text:style-name="Text_20_body"/>
      <text:p text:style-name="Text_20_body"/>
      <text:h text:style-name="Heading_20_2" text:outline-level="2">Struttura del documento</text:h>
      <text:p text:style-name="P34">Il documento è diviso nelle seguenti parti</text:p>
      <text:list xml:id="list31690940" text:style-name="L1">
        <text:list-item>
          <text:p text:style-name="P32"><text:a xlink:type="simple" xlink:href="#1.Introduzione|outline"><text:span text:style-name="T4">Introduzione</text:span></text:a><text:span text:style-name="T4">, in cui viene descritto sommariamente lo scopo e la struttura del documento e l'ambito del progetto.</text:span></text:p>
        </text:list-item>
        <text:list-item>
          <text:p text:style-name="P32"><text:a xlink:type="simple" xlink:href="#2.Analisi|outline"><text:span text:style-name="T4">Analisi</text:span></text:a><text:span text:style-name="T4">, in cui vengono riassunti i requisiti individuati e il lavoro di analisi svolto.</text:span></text:p>
        </text:list-item>
        <text:list-item>
          <text:p text:style-name="P32"><text:a xlink:type="simple" xlink:href="#3.Architettura|outline"><text:span text:style-name="T4">Architettura</text:span></text:a><text:span text:style-name="T4">, in cui viene descritta l'architettura ad alto livello del progetto.</text:span></text:p>
        </text:list-item>
        <text:list-item>
          <text:p text:style-name="P32"><text:a xlink:type="simple" xlink:href="#3.Sviluppo della concorrenza|outline"><text:span text:style-name="T4">Sviluppo della concorrenza</text:span></text:a><text:span text:style-name="T4">, in cui vengono esposte le scelte fatte nella progettazione e realizzazione della concorrenza all'interno del progetto.</text:span></text:p>
        </text:list-item>
        <text:list-item>
          <text:p text:style-name="P32"><text:a xlink:type="simple" xlink:href="#4.Sviluppo della distribuzione|outline"><text:span text:style-name="T4">Sviluppo della distribuzione</text:span></text:a><text:span text:style-name="T4">, in cui vengono esposte le scelte fatte nella progettazione e realizzazione della distribuzione all'interno del progetto.</text:span></text:p>
        </text:list-item>
        <text:list-item>
          <text:p text:style-name="P32"><text:a xlink:type="simple" xlink:href="#5.Esecuzione|outline"><text:span text:style-name="T4">Esecuzione</text:span></text:a><text:span text:style-name="T4">, in cui viene descritta la fase di esecuzione del progetto.</text:span></text:p>
        </text:list-item>
        <text:list-item>
          <text:p text:style-name="P32"><text:a xlink:type="simple" xlink:href="#6.Conclusioni|outline"><text:span text:style-name="T4">Conclusioni</text:span></text:a><text:span text:style-name="T4">, in cui vengono trattate le conclusioni generali, includendo possibili sviluppi futuri del pr</text:span><text:span text:style-name="T3">ogetto e commentando eventuali scelte alternative a quelle effettuate.</text:span></text:p>
        </text:list-item>
      </text:list>
      <text:p text:style-name="Text_20_body"/>
      <text:p text:style-name="Text_20_body"/>
      <text:h text:style-name="Heading_20_2" text:outline-level="2">Scopo del prodotto</text:h>
      <text:p text:style-name="Text_20_body">Lo scopo del prodotto è quello di simulare una competizione sportiva assimilabile a quelle <text:span text:style-name="T3">automobilistiche</text:span><text:span text:style-name="T2"> </text:span>di Formula 1 utilizzando tecniche di concorrenza e distribuzione viste a lezione durante il corso di Sistemi Concorrenti e Distribuiti.</text:p>
      <text:p text:style-name="Text_20_body"><text:s/></text:p>
      <text:p text:style-name="P25"/>
      <text:h text:style-name="Heading_20_1" text:outline-level="1">Analisi</text:h>
      <text:p text:style-name="Text_20_body">In questa sezione viene riassunto il lavoro di analisi svolto, soprattutto per quanto riguarda i requisiti individuati. </text:p>
      <text:p text:style-name="Text_20_body"/>
      <text:h text:style-name="Heading_20_2" text:outline-level="2">Requisiti</text:h>
      <text:p text:style-name="Text_20_body">L'analisi è stata svolta sulla descrizione del progetto e sulle clausole di partecipazione descritti alla pagina web</text:p>
      <text:p text:style-name="Text_20_body"><text:s/><text:a xlink:type="simple" xlink:href="http://www.math.unipd.it/~tullio/SCD/2008/Progetto.html">http://www.math.unipd.it/~tullio/SCD/2008/Progetto.html</text:a>.</text:p>
      <text:p text:style-name="Text_20_body">In seguito a tale analisi sono stati individuati i seguenti requisiti funzionali:</text:p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RF01</text:p>
          </table:table-cell>
          <table:table-cell table:style-name="Tabella2.B1" office:value-type="string">
            <text:p text:style-name="Standard">Presenza di un circuito</text:p>
          </table:table-cell>
        </table:table-row>
        <table:table-row>
          <table:table-cell table:style-name="Tabella2.A2" office:value-type="string">
            <text:p text:style-name="Table_20_Contents">RF02</text:p>
          </table:table-cell>
          <table:table-cell table:style-name="Tabella2.B2" office:value-type="string">
            <text:p text:style-name="Standard">Il circuito deve essere dotato della pista e della corsia di rifornimento</text:p>
          </table:table-cell>
        </table:table-row>
        <table:table-row>
          <table:table-cell table:style-name="Tabella2.A2" office:value-type="string">
            <text:p text:style-name="Table_20_Contents">RF03</text:p>
          </table:table-cell>
          <table:table-cell table:style-name="Tabella2.B2" office:value-type="string">
            <text:p text:style-name="Standard">La pista deve essere soggetta a regole realistiche di accesso</text:p>
          </table:table-cell>
        </table:table-row>
        <table:table-row>
          <table:table-cell table:style-name="Tabella2.A2" office:value-type="string">
            <text:p text:style-name="Table_20_Contents">RF04</text:p>
          </table:table-cell>
          <table:table-cell table:style-name="Tabella2.B2" office:value-type="string">
            <text:p text:style-name="Standard">La pista deve essere soggetta a regole realistiche di condivisione</text:p>
          </table:table-cell>
        </table:table-row>
        <table:table-row>
          <table:table-cell table:style-name="Tabella2.A2" office:value-type="string">
            <text:p text:style-name="Table_20_Contents">RF05</text:p>
          </table:table-cell>
          <table:table-cell table:style-name="Tabella2.B2" office:value-type="string">
            <text:p text:style-name="Standard">La pista deve essere soggetta a regole realistiche di tempo di percorrenza</text:p>
          </table:table-cell>
        </table:table-row>
        <table:table-row>
          <table:table-cell table:style-name="Tabella2.A2" office:value-type="string">
            <text:p text:style-name="Table_20_Contents">RF06</text:p>
          </table:table-cell>
          <table:table-cell table:style-name="Tabella2.B2" office:value-type="string">
            <text:p text:style-name="Standard">La corsia di rifornimento deve essere soggetta a regole realistiche di accesso</text:p>
          </table:table-cell>
        </table:table-row>
        <table:table-row>
          <table:table-cell table:style-name="Tabella2.A2" office:value-type="string">
            <text:p text:style-name="Table_20_Contents">RF07</text:p>
          </table:table-cell>
          <table:table-cell table:style-name="Tabella2.B2" office:value-type="string">
            <text:p text:style-name="Standard">La corsia di rifornimento deve essere soggetta a regole realistiche di condivisione</text:p>
          </table:table-cell>
        </table:table-row>
        <table:table-row>
          <table:table-cell table:style-name="Tabella2.A2" office:value-type="string">
            <text:p text:style-name="Table_20_Contents">RF08</text:p>
          </table:table-cell>
          <table:table-cell table:style-name="Tabella2.B2" office:value-type="string">
            <text:p text:style-name="Standard">La corsia di rifornimento deve essere soggetta a regole realistiche di tempo di percorrenza</text:p>
          </table:table-cell>
        </table:table-row>
        <table:table-row>
          <table:table-cell table:style-name="Tabella2.A2" office:value-type="string">
            <text:p text:style-name="Table_20_Contents">RF09</text:p>
          </table:table-cell>
          <table:table-cell table:style-name="Tabella2.B2" office:value-type="string">
            <text:p text:style-name="Standard">Presenza di un insieme configurabile di concorrenti</text:p>
          </table:table-cell>
        </table:table-row>
        <table:table-row>
          <table:table-cell table:style-name="Tabella2.A2" office:value-type="string">
            <text:p text:style-name="Table_20_Contents">RF10</text:p>
          </table:table-cell>
          <table:table-cell table:style-name="Tabella2.B2" office:value-type="string">
            <text:p text:style-name="Standard">Ogni concorrente deve essere configurabile con caratteristiche specifiche di prestazioni, risorse e strategia di gara.</text:p>
          </table:table-cell>
        </table:table-row>
        <table:table-row>
          <table:table-cell table:style-name="Tabella2.A2" office:value-type="string">
            <text:p text:style-name="Table_20_Contents">RF11</text:p>
          </table:table-cell>
          <table:table-cell table:style-name="Tabella2.B2" office:value-type="string">
            <text:p text:style-name="Standard">Deve essere presente un sistema di controllo</text:p>
          </table:table-cell>
        </table:table-row>
        <table:table-row>
          <table:table-cell table:style-name="Tabella2.A2" office:value-type="string">
            <text:p text:style-name="Table_20_Contents">RF12</text:p>
          </table:table-cell>
          <table:table-cell table:style-name="Tabella2.B2" office:value-type="string">
            <text:p text:style-name="Standard">Il sistema di controllo deve poter visualizzare lo stato della competizione</text:p>
          </table:table-cell>
        </table:table-row>
        <table:table-row>
          <table:table-cell table:style-name="Tabella2.A2" office:value-type="string">
            <text:p text:style-name="Table_20_Contents">RF13</text:p>
          </table:table-cell>
          <table:table-cell table:style-name="Tabella2.B2" office:value-type="string">
            <text:p text:style-name="Standard">Il sistema di controllo deve poter visualizzare lo stato dei vari concorrenti</text:p>
          </table:table-cell>
        </table:table-row>
        <table:table-row>
          <table:table-cell table:style-name="Tabella2.A2" office:value-type="string">
            <text:p text:style-name="Table_20_Contents">RF14</text:p>
          </table:table-cell>
          <table:table-cell table:style-name="Tabella2.B2" office:value-type="string">
            <text:p text:style-name="Standard">Il sistema di controllo deve poter visualizzare le migliori prestazioni</text:p>
          </table:table-cell>
        </table:table-row>
        <table:table-row>
          <table:table-cell table:style-name="Tabella2.A2" office:value-type="string">
            <text:p text:style-name="Table_20_Contents">RF15</text:p>
          </table:table-cell>
          <table:table-cell table:style-name="Tabella2.B2" office:value-type="string">
            <text:p text:style-name="Standard">Presenza di una competizione configurabile per quanto riguarda la durata </text:p>
          </table:table-cell>
        </table:table-row>
        <table:table-row>
          <table:table-cell table:style-name="Tabella2.A2" office:value-type="string">
            <text:p text:style-name="Table_20_Contents">RF16</text:p>
          </table:table-cell>
          <table:table-cell table:style-name="Tabella2.B2" office:value-type="string">
            <text:p text:style-name="Standard">Controllo di terminazione dei concorrenti a fine gara</text:p>
          </table:table-cell>
        </table:table-row>
        <text:soft-page-break/>
        <table:table-row>
          <table:table-cell table:style-name="Tabella2.A2" office:value-type="string">
            <text:p text:style-name="Table_20_Contents">RF17</text:p>
          </table:table-cell>
          <table:table-cell table:style-name="Tabella2.B2" office:value-type="string">
            <text:p text:style-name="Standard">Deve essere presentata una relazione sul lavoro svolto</text:p>
          </table:table-cell>
        </table:table-row>
        <table:table-row>
          <table:table-cell table:style-name="Tabella2.A2" office:value-type="string">
            <text:p text:style-name="Table_20_Contents">RF18</text:p>
          </table:table-cell>
          <table:table-cell table:style-name="Tabella2.B2" office:value-type="string">
            <text:p text:style-name="Standard">Il progetto deve presentare evidenti tracce di concorrenza</text:p>
          </table:table-cell>
        </table:table-row>
        <table:table-row>
          <table:table-cell table:style-name="Tabella2.A2" office:value-type="string">
            <text:p text:style-name="Table_20_Contents">RF19</text:p>
          </table:table-cell>
          <table:table-cell table:style-name="Tabella2.B2" office:value-type="string">
            <text:p text:style-name="Standard">Il progetto deve presentare evidenti tracce di distribuzione</text:p>
          </table:table-cell>
        </table:table-row>
      </table:table>
      <text:p text:style-name="Standard"/>
      <text:p text:style-name="Standard"/>
      <text:p text:style-name="Text_20_body">Sono stati inoltre individuati i seguenti requisiti opzionali:</text:p>
      <text:p text:style-name="P24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O01</text:p>
          </table:table-cell>
          <table:table-cell table:style-name="Tabella6.B1" office:value-type="string">
            <text:p text:style-name="Standard">Il circuito deve essere selezionabile in fase di configurazione</text:p>
          </table:table-cell>
        </table:table-row>
        <table:table-row>
          <table:table-cell table:style-name="Tabella6.A2" office:value-type="string">
            <text:p text:style-name="Table_20_Contents">RO02</text:p>
          </table:table-cell>
          <table:table-cell table:style-name="Tabella6.B2" office:value-type="string">
            <text:p text:style-name="Standard">Deve essere presente una gestione del tempo meteorologico</text:p>
          </table:table-cell>
        </table:table-row>
        <table:table-row>
          <table:table-cell table:style-name="Tabella6.A2" office:value-type="string">
            <text:p text:style-name="Table_20_Contents">RO03</text:p>
          </table:table-cell>
          <table:table-cell table:style-name="Tabella6.B2" office:value-type="string">
            <text:p text:style-name="Standard">I parametri della configurazione devono poter essere letti da file</text:p>
          </table:table-cell>
        </table:table-row>
        <table:table-row>
          <table:table-cell table:style-name="Tabella6.A2" office:value-type="string">
            <text:p text:style-name="Table_20_Contents">RO04</text:p>
          </table:table-cell>
          <table:table-cell table:style-name="Tabella6.B2" office:value-type="string">
            <text:p text:style-name="Standard">Realizzare il progetto utilizzando almeno due linguaggi di programmazione</text:p>
          </table:table-cell>
        </table:table-row>
      </table:table>
      <text:p text:style-name="Standard"/>
      <text:p text:style-name="Text_20_body">Come si potrà vedere anche in seguito, è stato scelto di svolgere il progetto attenendosi alle clausole di partecipazione di livello 3, sviluppandolo quindi utilizzando due linguaggi di programmazione.</text:p>
      <text:p text:style-name="Standard"/>
      <text:p text:style-name="Standard"/>
      <text:h text:style-name="Heading_20_1" text:outline-level="1">Architettura</text:h>
      <text:h text:style-name="Heading_20_2" text:outline-level="2">Entità coinvolte</text:h>
      <text:p text:style-name="P4"/>
      <text:h text:style-name="Heading_20_2" text:outline-level="2">Sequenza di esecuzione</text:h>
      <text:p text:style-name="Text_20_body">Di seguito vengono elencate le operazioni effettuate da ogni entità durante l'esecuzione, illustrate con l'aiuto di diagrammi di sequenza.</text:p>
      <text:p text:style-name="Text_20_body"/>
      <text:h text:style-name="Heading_20_3" text:outline-level="3">Log_viewer</text:h>
      <text:p text:style-name="Text_20_body"/>
      <text:p text:style-name="Standard"/>
      <text:p text:style-name="Standard"><draw:frame draw:style-name="fr2" draw:name="immagini2" text:anchor-type="paragraph" svg:x="0.432cm" svg:y="0cm" svg:width="16.399cm" svg:height="6.237cm" draw:z-index="10"><draw:image xlink:href="Pictures/200000070000483600001B779C320413.svm" xlink:type="simple" xlink:show="embed" xlink:actuate="onLoad"/></draw:frame><text:soft-page-break/></text:p>
      <text:p text:style-name="Standard"/>
      <text:list xml:id="list31692966" text:style-name="L2">
        <text:list-item>
          <text:list>
            <text:list-item>
              <text:p text:style-name="P27">legge dal file “ior.txt” nella cartella “txt” lo IOR del Naming Service di CORBA e ne recupera il riferimento remoto</text:p>
            </text:list-item>
            <text:list-item>
              <text:p text:style-name="P27">crea la propria interfaccia remota e ne pubblica il il riferimento nel Naming Service</text:p>
            </text:list-item>
            <text:list-item>
              <text:p text:style-name="P27">attende di essere configurato da Startup</text:p>
            </text:list-item>
            <text:list-item>
              <text:p text:style-name="P27">crea una struttura dati con le statistiche di ogni pilota (intermedi, tempi sul giro, velocità...)</text:p>
            </text:list-item>
            <text:list-item>
              <text:p text:style-name="P27">mette a disposizione una procedura (“updateLog”) chiamata dai Driver ad ogni ingresso di segmento</text:p>
            </text:list-item>
            <text:list-item>
              <text:p text:style-name="P27">ad ogni chiamata di “updateLog” aggiorna lo stato di quel pilota e la classifica che viene visualizzata costantemente coerente con lo stato della gara</text:p>
            </text:list-item>
            <text:list-item>
              <text:p text:style-name="P27">al termine della gara salva la classifica finale e le statistiche su un file chiamato “results.txt” nella cartella “txt” e <text:s/>si spegne automaticamente</text:p>
            </text:list-item>
          </text:list>
        </text:list-item>
      </text:list>
      <text:p text:style-name="Standard"/>
      <text:p text:style-name="Standard"/>
      <text:h text:style-name="Heading_20_3" text:outline-level="3">Driver</text:h>
      <text:p text:style-name="Standard"/>
      <text:list xml:id="list32177215" text:continue-numbering="true" text:style-name="L2">
        <text:list-item>
          <text:list>
            <text:list-item>
              <text:p text:style-name="P27">crea la propria interfaccia remota e ne pubblica il il riferimento nel Naming Service</text:p>
            </text:list-item>
          </text:list>
        </text:list-item>
      </text:list>
      <text:list xml:id="list31686948" text:style-name="L3">
        <text:list-item>
          <text:list>
            <text:list-item>
              <text:p text:style-name="P28">recupera il riferimento remoto del logger</text:p>
            </text:list-item>
            <text:list-item>
              <text:p text:style-name="P28">recupera il riferimento remoto del circuito</text:p>
            </text:list-item>
          </text:list>
        </text:list-item>
      </text:list>
      <text:list xml:id="list32164304" text:continue-list="list32177215" text:style-name="L2">
        <text:list-item>
          <text:list>
            <text:list-item>
              <text:p text:style-name="P27">attende di essere configurato da Startup</text:p>
            </text:list-item>
          </text:list>
        </text:list-item>
      </text:list>
      <text:list xml:id="list32157823" text:continue-list="list31686948" text:style-name="L3">
        <text:list-item>
          <text:list>
            <text:list-item>
              <text:p text:style-name="P28">aspetta di essere configurata dalla macchina “Gara”</text:p>
            </text:list-item>
            <text:list-item>
              <text:p text:style-name="P28">loop fino alla fine della gara</text:p>
              <text:list>
                <text:list-item>
                  <text:p text:style-name="P28">calcolo del tempo necessario per passare il segmento successivo</text:p>
                </text:list-item>
                <text:list-item>
                  <text:p text:style-name="P28">lock su segmento</text:p>
                </text:list-item>
                <text:list-item>
                  <text:p text:style-name="P28"><text:soft-page-break/>calcolo dell'ora di rilascio del lock</text:p>
                </text:list-item>
                <text:list-item>
                  <text:p text:style-name="P28">comunica al log occupazione segmento e tutti i dati necessari (velocità, id pilota, numero segmento)</text:p>
                </text:list-item>
                <text:list-item>
                  <text:p text:style-name="P28">wait until l'ora calcolata precedentemente</text:p>
                </text:list-item>
                <text:list-item>
                  <text:p text:style-name="P28">unlock del segmento</text:p>
                </text:list-item>
                <text:list-item>
                  <text:p text:style-name="P28">ripete il loop</text:p>
                </text:list-item>
              </text:list>
            </text:list-item>
            <text:list-item>
              <text:p text:style-name="P28">comunica alla direzione di gara di aver terminato la gara.</text:p>
            </text:list-item>
          </text:list>
        </text:list-item>
      </text:list>
      <text:p text:style-name="Standard"/>
      <text:p text:style-name="Standard"/>
      <text:h text:style-name="Heading_20_3" text:outline-level="3">Circuit</text:h>
      <text:p text:style-name="Standard"/>
      <text:list xml:id="list31677184" text:style-name="L4">
        <text:list-item>
          <text:list>
            <text:list-item>
              <text:p text:style-name="P29">crea la propria interfaccia remota e ne pubblica il il riferimento nel Naming Service</text:p>
            </text:list-item>
            <text:list-item>
              <text:p text:style-name="P29">aspetta di essere configurata dalla macchina “Gara”</text:p>
            </text:list-item>
            <text:list-item>
              <text:p text:style-name="P29">crea LR ed LR_box</text:p>
            </text:list-item>
            <text:list-item>
              <text:p text:style-name="P29">rende accessibile la lista LR ai Driver</text:p>
            </text:list-item>
            <text:list-item>
              <text:p text:style-name="P29">attende il segnale di fine gara dalla macchina “Gara”</text:p>
            </text:list-item>
          </text:list>
        </text:list-item>
      </text:list>
      <text:p text:style-name="Standard"/>
      <text:p text:style-name="Standard"/>
      <text:h text:style-name="Heading_20_3" text:outline-level="3">Startup</text:h>
      <text:p text:style-name="Standard"/>
      <text:list xml:id="list31692707" text:style-name="L5">
        <text:list-item>
          <text:list>
            <text:list-item>
              <text:p text:style-name="P30">legge i file di configurazione (piloti, team, circuito)</text:p>
            </text:list-item>
            <text:list-item>
              <text:p text:style-name="P30">costruisce la lista di microsegmenti con proprietà (LP)</text:p>
            </text:list-item>
            <text:list-item>
              <text:p text:style-name="P30">chiama la funzione di creazione della lista di risorse protette (LR), presente nella macchina “Circuito”, dando come parametro LP (servono il numero dei segmenti e il numero di corsie per ogni segmento)</text:p>
            </text:list-item>
            <text:list-item>
              <text:p text:style-name="P30">lock del primo microsegmento (di entrambe le corsie)</text:p>
            </text:list-item>
            <text:list-item>
              <text:p text:style-name="P30">init dei piloti secondo l'ordine del file di configurazione,. Ogni pilota occupa un microsegmento/corsia diverso e conosce LP. Per far questo viene chiamata l'apposita funzione all'interno della macchina “Pilota”, dando come parametri quelli di un pilota presi dal file di configurazione più LP.</text:p>
            </text:list-item>
            <text:list-item>
              <text:p text:style-name="P30">recupera il riferimento remoto del logger dal Naming Service e gli passa i dettagli di piloti, team e circuito</text:p>
            </text:list-item>
            <text:list-item>
              <text:p text:style-name="P30">fa partire la gara togliendo il lock sul primo microsegmento</text:p>
            </text:list-item>
            <text:list-item>
              <text:p text:style-name="P30">resta attiva in attesa di segnale di terminazione della gara da tutti i piloti</text:p>
            </text:list-item>
            <text:list-item>
              <text:p text:style-name="P30">comunica la fine della gara alle macchine Logger e Circuit.</text:p>
            </text:list-item>
          </text:list>
        </text:list-item>
      </text:list>
      <text:p text:style-name="Standard"/>
      <text:p text:style-name="Standard"/>
      <text:h text:style-name="P37" text:outline-level="1"><text:soft-page-break/>Sviluppo della concorrenza</text:h>
      <text:h text:style-name="Heading_20_2" text:outline-level="2" text:is-list-header="true"><text:span text:style-name="T2"/></text:h>
      <text:p text:style-name="Text_20_body"><text:span text:style-name="T2"/></text:p>
      <text:h text:style-name="P37" text:outline-level="1">Sviluppo della distribuzione</text:h>
      <text:h text:style-name="Heading_20_2" text:outline-level="2"><text:span text:style-name="T2">Nodi individuati</text:span></text:h>
      <text:h text:style-name="Heading_20_2" text:outline-level="2"><text:span text:style-name="T2">Localizzazione dei nodi</text:span></text:h>
      <text:h text:style-name="Heading_20_2" text:outline-level="2"><text:span text:style-name="T2">Oggetti e servizi condivisi</text:span></text:h>
      <text:h text:style-name="Heading_20_2" text:outline-level="2"><text:span text:style-name="T2">Tecnologie utilizzate</text:span></text:h>
      <text:h text:style-name="Heading_20_2" text:outline-level="2"><text:span text:style-name="T2">Verifiche di correttezza</text:span></text:h>
      <text:h text:style-name="Heading_20_3" text:outline-level="3"><text:span text:style-name="T2">Comportamento in caso di caduta di un nodo Driver</text:span></text:h>
      <text:h text:style-name="Heading_20_3" text:outline-level="3"><text:span text:style-name="T2">Comportamento in caso di caduta del nodo Race</text:span></text:h>
      <text:h text:style-name="Heading_20_3" text:outline-level="3"><text:span text:style-name="T2">Comportamento in caso di caduta del nodo Circuit</text:span></text:h>
      <text:h text:style-name="Heading_20_3" text:outline-level="3"><text:span text:style-name="T2">Comportamento in caso di caduta del nodo Logger</text:span></text:h>
      <text:p text:style-name="Text_20_body"><text:span text:style-name="T2"/></text:p>
      <text:p text:style-name="P3"/>
      <text:p text:style-name="P3"/>
      <text:h text:style-name="P37" text:outline-level="1">Compilazione ed esecuzione</text:h>
      <text:h text:style-name="P39" text:outline-level="2">Compilazione</text:h>
      <text:p text:style-name="P4">Viene fornito uno script automatizzato per la compilazione dell'intero progetto che produrrà gli eseguibili relativi alle varie parti in cui è suddiviso il progetto.</text:p>
      <text:p text:style-name="P4">Per eseguire lo script è necessario digitare da terminale, nella cartella iniziale del progetto:</text:p>
      <text:list xml:id="list31667846" text:style-name="L6">
        <text:list-item>
          <text:list>
            <text:list-item>
              <text:list>
                <text:list-item>
                  <text:p text:style-name="P31">sh build.sh</text:p>
                </text:list-item>
              </text:list>
            </text:list-item>
          </text:list>
        </text:list-item>
      </text:list>
      <text:p text:style-name="P4"><text:soft-page-break/></text:p>
      <text:p text:style-name="P4"/>
      <text:h text:style-name="P39" text:outline-level="2">Files di configurazione</text:h>
      <text:p text:style-name="P4">I files di configurazione contenuti nella cartella “txt” sono i seguenti:</text:p>
      <text:list xml:id="list31686949" text:style-name="L7">
        <text:list-item>
          <text:p text:style-name="P33">circuit.txt, che contene i parametri del circuito di gara. Per ogni macro segmento del circuito sono indicati:</text:p>
          <text:list>
            <text:list-item>
              <text:p text:style-name="P33">lunghezza (in decine di metri)</text:p>
            </text:list-item>
            <text:list-item>
              <text:p text:style-name="P33">velocità massima all'inizio del macro segmento (in km/h)</text:p>
            </text:list-item>
            <text:list-item>
              <text:p text:style-name="P33">velocità massima alla fine del macro segmento (in km/h)</text:p>
            </text:list-item>
            <text:list-item>
              <text:p text:style-name="P33">dopo quanti metri passare dalla prima velocità alla seconda</text:p>
            </text:list-item>
            <text:list-item>
              <text:p text:style-name="P33">numero di corsie del macro segmento</text:p>
            </text:list-item>
          </text:list>
        </text:list-item>
        <text:list-item>
          <text:p text:style-name="P33">race.txt, che contiene i parametri della gara, nello specifico i giri da effettuare.</text:p>
        </text:list-item>
        <text:list-item>
          <text:p text:style-name="P33">drivers.txt, che contiene i dati di ogni pilota. Per ognuno di essi vengono indicati:</text:p>
          <text:list>
            <text:list-item>
              <text:p text:style-name="P33">nome</text:p>
            </text:list-item>
            <text:list-item>
              <text:p text:style-name="P33">scuderia</text:p>
            </text:list-item>
            <text:list-item>
              <text:p text:style-name="P33">numero vettura (ID del pilota)</text:p>
            </text:list-item>
            <text:list-item>
              <text:p text:style-name="P33">coefficiente di accelerazione [1..10]</text:p>
            </text:list-item>
            <text:list-item>
              <text:p text:style-name="P33">coefficiente di decelerazione [1..10]</text:p>
            </text:list-item>
            <text:list-item>
              <text:p text:style-name="P33">velocità massima della vettura (in km/h)</text:p>
            </text:list-item>
            <text:list-item>
              <text:p text:style-name="P33">strategia di gara, rappresentata dai giri in cui il pilota si fermerà ai box</text:p>
            </text:list-item>
          </text:list>
        </text:list-item>
      </text:list>
      <text:p text:style-name="P4"/>
      <text:p text:style-name="P4"/>
      <text:h text:style-name="P39" text:outline-level="2">Esecuzione</text:h>
      <text:h text:style-name="Heading_20_3" text:outline-level="3">Avvio del progetto</text:h>
      <text:p text:style-name="Text_20_body">Per l'avvio è fornito uno script che avvia automaticamente le varie entità del progetto, incluso il Naming Service di CORBA.</text:p>
      <text:p text:style-name="P4">Tale script si avvia digitanto da terminale, nella cartella iniziale del progetto:</text:p>
      <text:list xml:id="list32164481" text:continue-list="list31667846" text:style-name="L6">
        <text:list-item>
          <text:list>
            <text:list-item>
              <text:list>
                <text:list-item>
                  <text:p text:style-name="P31">sh run.sh</text:p>
                </text:list-item>
              </text:list>
            </text:list-item>
          </text:list>
        </text:list-item>
      </text:list>
      <text:p text:style-name="P4"/>
      <text:p text:style-name="Text_20_body"><text:soft-page-break/></text:p>
      <text:h text:style-name="P37" text:outline-level="1">Conclusioni</text:h>
      <text:h text:style-name="P39" text:outline-level="2">Linguaggi di programmazione utilizzati</text:h>
      <text:h text:style-name="P39" text:outline-level="2">Scelte alternative a quelle effettuate</text:h>
      <text:p text:style-name="P3">Altri possibili linguaggi di programmazione</text:p>
      <text:p text:style-name="P3">Utilizzare Distribuited Ada al posto di CORBA</text:p>
      <text:h text:style-name="P39" text:outline-level="2">Possibili sviluppi futuri</text:h>
      <text:p text:style-name="P3">Visualizzazione grafica del tracciato</text:p>
      <text:p text:style-name="P3">Caricamento dei dati da 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1.695cm"/>
    </style:style>
    <style:style style:name="Tabella1.B" style:family="table-column">
      <style:table-column-properties style:column-width="5.30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4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7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concorrenti e distribuiti per l'anno accademico 2008-2009</text:p>
              </table:table-cell>
              <table:table-cell table:style-name="Tabella1.A1" office:value-type="string">
                <text:p text:style-name="MP2"><draw:frame draw:style-name="Mfr1" draw:name="immagini1" text:anchor-type="paragraph" svg:width="1.801cm" svg:height="1.801cm" draw:z-index="9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3"/>
      </style:header>
      <style:footer>
        <text:p text:style-name="MP4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5">Versione: </text:p>
              <text:p text:style-name="MP5">1.0</text:p>
            </table:table-cell>
            <table:table-cell table:style-name="Tabella3.B1" office:value-type="string">
              <text:p text:style-name="MP5">Creazione documento:</text:p>
              <text:p text:style-name="MP5">09/06/09</text:p>
            </table:table-cell>
            <table:table-cell table:style-name="Tabella3.B1" office:value-type="string">
              <text:p text:style-name="MP5">Ultima modifica: </text:p>
              <text:p text:style-name="MP5">25/03/09</text:p>
            </table:table-cell>
            <table:table-cell table:style-name="Tabella3.B1" office:value-type="string">
              <text:p text:style-name="MP6">Pagina <text:page-number text:select-page="current">10</text:page-number> di <text:page-count>10</text:page-count></text:p>
            </table:table-cell>
          </table:table-row>
        </table:table>
        <text:p text:style-name="MP7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11-14T20:17:39</meta:creation-date>
    <dc:date>2009-06-29T12:06:18.84</dc:date>
    <meta:print-date>2007-12-04T14:39:48</meta:print-date>
    <meta:editing-cycles>534</meta:editing-cycles>
    <meta:editing-duration>PT75H23M06S</meta:editing-duration>
    <dc:creator>Daniele Bonaldo</dc:creator>
    <meta:document-statistic meta:table-count="6" meta:image-count="2" meta:object-count="0" meta:page-count="10" meta:paragraph-count="222" meta:word-count="1632" meta:character-count="10375"/>
    <meta:user-defined meta:name="Info 1"/>
    <meta:user-defined meta:name="Info 2"/>
    <meta:user-defined meta:name="Info 3"/>
    <meta:user-defined meta:name="Info 4"/>
  </office:meta>
</office:document-meta>
</file>